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1cm" draw:fill-color="#077cae"/>
    </style:style>
    <style:style style:name="gr2" style:family="graphic" style:parent-style-name="standard">
      <style:graphic-properties draw:stroke="none" svg:stroke-width="0.001cm" draw:fill-color="#add6e7"/>
    </style:style>
    <style:style style:name="gr3" style:family="graphic" style:parent-style-name="standard">
      <style:graphic-properties draw:stroke="none" svg:stroke-width="0.001cm" draw:fill-color="#3cafe4"/>
    </style:style>
    <style:style style:name="gr4" style:family="graphic" style:parent-style-name="standard">
      <style:graphic-properties draw:stroke="none" svg:stroke-width="0.001cm" draw:fill-color="#131516"/>
    </style:style>
    <style:style style:name="gr5" style:family="graphic" style:parent-style-name="standard">
      <style:graphic-properties draw:stroke="none" svg:stroke-width="0.001cm" draw:fill-color="#ffffff"/>
    </style:style>
  </office:automatic-styles>
  <office:body>
    <office:drawing>
      <draw:page draw:name="page1" draw:style-name="dp1" draw:master-page-name="Default">
        <draw:g>
          <draw:glue-point draw:id="4" svg:x="-0.001cm" svg:y="-5cm"/>
          <draw:glue-point draw:id="5" svg:x="-0.001cm" svg:y="5cm"/>
          <draw:glue-point draw:id="6" svg:x="-5cm" svg:y="-2.708cm"/>
          <draw:glue-point draw:id="7" svg:x="-5cm" svg:y="2.706cm"/>
          <draw:glue-point draw:id="8" svg:x="-5cm" svg:y="-0.001cm"/>
          <draw:glue-point draw:id="9" svg:x="5cm" svg:y="-2.708cm"/>
          <draw:glue-point draw:id="10" svg:x="5cm" svg:y="2.706cm"/>
          <draw:glue-point draw:id="11" svg:x="5cm" svg:y="-0.001cm"/>
          <draw:glue-point draw:id="12" svg:x="0cm" svg:y="-0.001cm"/>
          <draw:polygon draw:style-name="gr1" draw:layer="layout" svg:width="3.365cm" svg:height="1.154cm" svg:x="0.011cm" svg:y="0.835cm" svg:viewBox="0 0 3366 1155" draw:points="3366,577 3364,607 3356,636 3346,665 3331,694 3312,721 3290,749 3263,776 3233,802 3200,827 3162,853 3121,877 3078,900 3031,923 2981,945 2928,966 2872,986 2814,1005 2753,1023 2689,1040 2624,1056 2555,1072 2484,1085 2412,1098 2337,1110 2261,1120 2183,1129 2103,1136 2022,1143 1938,1148 1854,1152 1768,1155 1682,1155 1596,1155 1510,1152 1427,1148 1343,1143 1262,1136 1182,1129 1104,1120 1027,1110 952,1098 881,1085 810,1072 741,1056 675,1040 612,1023 551,1005 492,986 437,966 383,945 333,923 287,900 244,877 203,853 165,827 132,802 102,776 75,749 52,721 33,694 19,665 8,636 1,607 0,577 1,548 8,518 19,489 33,460 52,433 75,405 102,379 132,352 165,327 203,302 244,278 287,254 333,232 383,210 437,189 492,169 551,150 612,131 675,114 741,98 810,83 881,69 952,56 1027,45 1104,35 1182,25 1262,18 1343,11 1427,6 1510,2 1596,1 1682,0 1768,1 1854,2 1938,6 2022,11 2103,18 2183,25 2261,35 2337,45 2412,56 2484,69 2555,83 2624,98 2689,114 2753,131 2814,150 2872,169 2928,189 2981,210 3031,232 3078,254 3121,278 3162,302 3200,327 3233,352 3263,379 3290,405 3312,433 3331,460 3346,489 3356,518 3364,548">
            <text:p/>
          </draw:polygon>
          <draw:polygon draw:style-name="gr2" draw:layer="layout" svg:width="1.703cm" svg:height="0.588cm" svg:x="1.683cm" svg:y="1.412cm" svg:viewBox="0 0 1704 589" draw:points="10,589 53,589 97,588 140,586 182,586 224,584 267,581 308,579 350,577 391,574 432,570 471,566 512,562 550,558 589,553 628,548 666,542 704,538 741,531 778,525 814,518 850,512 884,505 919,496 953,489 987,481 1020,473 1052,464 1083,455 1099,451 1114,447 1130,442 1145,437 1159,433 1174,428 1189,423 1203,418 1217,413 1231,408 1246,403 1259,398 1273,393 1286,388 1299,382 1312,377 1325,371 1338,366 1351,360 1363,355 1375,349 1387,344 1398,338 1410,332 1421,326 1433,321 1444,314 1454,308 1465,302 1475,296 1485,290 1495,284 1505,278 1514,271 1524,265 1533,259 1542,252 1551,246 1559,240 1568,233 1575,226 1583,219 1591,212 1598,206 1605,198 1612,192 1619,186 1626,178 1631,171 1637,164 1643,157 1649,150 1653,143 1659,136 1663,129 1668,121 1672,114 1676,107 1680,99 1683,92 1687,84 1690,76 1692,69 1694,62 1697,54 1699,46 1700,38 1701,31 1703,23 1703,15 1704,7 1704,0 1683,0 1683,6 1683,13 1682,21 1681,27 1680,35 1678,42 1677,49 1675,56 1673,62 1670,69 1667,76 1665,83 1661,90 1658,97 1653,104 1651,110 1646,117 1642,124 1637,131 1632,138 1627,145 1621,152 1616,157 1610,164 1604,171 1597,178 1591,184 1584,191 1577,197 1570,203 1562,210 1554,217 1547,223 1538,229 1530,235 1521,242 1512,248 1503,254 1494,260 1484,266 1475,273 1465,279 1454,285 1445,291 1434,296 1423,302 1412,308 1401,314 1390,319 1378,325 1366,331 1354,336 1342,341 1329,347 1317,353 1304,358 1292,363 1279,369 1265,374 1252,379 1239,383 1224,389 1210,394 1196,399 1182,404 1168,408 1154,413 1139,418 1123,422 1109,427 1093,432 1078,436 1046,445 1014,453 982,461 949,469 914,477 880,484 846,491 810,498 774,505 738,511 701,517 663,523 626,528 587,533 548,538 510,542 470,546 430,550 389,553 348,556 307,559 266,561 224,563 181,565 139,566 96,567 53,567 10,568 9,568 7,568 6,568 5,568 4,569 3,570 3,570 2,571 1,572 0,574 0,576 0,577 0,580 0,582 1,584 2,586 3,586 3,586 4,587 5,588 6,588 7,589 9,589">
            <text:p/>
          </draw:polygon>
          <draw:polygon draw:style-name="gr2" draw:layer="layout" svg:width="1.693cm" svg:height="0.598cm" svg:x="0cm" svg:y="1.402cm" svg:viewBox="0 0 1694 599" draw:points="0,10 0,17 0,25 1,33 2,41 3,48 4,56 6,64 9,72 11,80 13,87 17,94 20,102 24,110 27,117 31,124 35,131 40,139 44,146 50,154 54,161 60,168 66,175 72,182 77,188 85,196 91,202 98,209 105,216 112,223 121,229 128,236 136,243 144,250 153,256 161,262 170,269 180,275 189,281 198,288 208,294 218,300 228,306 238,312 249,318 259,324 271,331 282,336 293,342 304,348 316,354 328,359 340,365 352,370 365,376 377,382 390,387 403,392 416,398 430,403 444,408 457,413 471,419 485,423 500,428 514,433 529,438 544,443 558,447 574,452 589,457 604,461 620,465 652,474 684,483 716,491 750,499 784,506 819,515 854,522 890,528 926,535 962,541 999,548 1037,552 1075,558 1114,563 1152,568 1192,572 1231,576 1272,580 1313,584 1354,587 1395,589 1437,591 1479,594 1522,596 1564,596 1606,598 1650,599 1694,599 1694,578 1650,577 1607,577 1565,576 1522,575 1480,573 1438,571 1396,569 1355,566 1314,563 1274,560 1234,556 1194,552 1155,548 1116,543 1078,538 1039,533 1002,527 966,521 929,515 894,508 858,501 823,494 788,487 755,479 721,471 689,463 657,455 626,446 611,442 595,437 580,433 565,428 549,423 535,419 521,414 506,409 492,404 478,399 464,393 451,389 437,384 424,379 411,373 398,368 385,363 373,357 361,351 349,346 336,341 325,335 313,329 303,324 290,318 280,312 270,306 259,301 249,295 238,289 228,283 219,276 209,270 199,264 191,258 183,252 173,246 165,239 157,233 149,227 141,220 133,214 126,207 119,201 112,195 106,188 99,181 93,175 87,168 82,162 76,155 71,148 66,141 61,135 57,128 53,121 49,114 45,107 42,101 39,94 36,87 33,80 31,73 28,66 26,59 25,52 24,45 22,38 21,31 21,24 21,17 20,10 20,8 20,8 20,6 20,5 18,4 18,3 17,3 17,2 16,1 13,0 12,0 10,0 8,0 6,0 4,1 2,2 2,3 2,3 1,4 0,5 0,6 0,8 0,8">
            <text:p/>
          </draw:polygon>
          <draw:polygon draw:style-name="gr2" draw:layer="layout" svg:width="1.703cm" svg:height="0.587cm" svg:x="0cm" svg:y="0.825cm" svg:viewBox="0 0 1704 588" draw:points="1693,0 1650,0 1606,0 1564,1 1521,2 1479,4 1437,6 1395,8 1354,11 1312,14 1271,17 1231,21 1192,25 1152,30 1113,34 1075,39 1036,45 999,50 962,56 926,62 889,69 854,76 818,83 784,90 750,98 716,106 684,114 652,123 620,132 589,141 558,150 544,155 529,159 514,164 500,169 485,174 471,179 457,184 444,189 430,195 416,200 403,205 390,210 377,215 365,220 352,227 340,233 328,238 316,243 304,250 293,255 282,261 271,266 259,273 249,279 238,284 228,291 218,297 208,303 198,310 189,315 180,322 170,329 161,335 153,342 144,348 136,354 128,362 121,368 112,374 105,381 98,388 91,395 85,402 77,408 72,415 66,422 60,429 54,437 50,444 44,451 40,458 35,466 31,473 27,480 24,488 20,496 17,503 13,510 11,518 9,525 6,533 4,541 3,548 2,556 1,564 0,572 0,579 0,588 20,588 21,581 21,573 21,567 22,559 24,553 25,546 26,538 28,531 31,524 33,517 36,510 39,504 42,497 45,490 49,483 53,476 57,469 61,463 66,456 71,450 76,443 82,436 87,429 93,422 99,415 106,410 112,403 119,396 126,390 133,383 141,377 149,370 157,364 165,358 173,351 182,345 191,339 199,333 209,327 219,321 228,314 238,309 249,303 259,297 269,291 280,285 290,280 303,274 313,268 325,261 336,256 349,251 361,245 373,240 385,234 398,230 411,224 424,218 437,214 451,209 464,203 478,199 492,193 506,189 521,184 535,179 549,174 565,169 594,160 626,151 657,143 689,134 721,126 754,118 788,111 823,103 858,96 894,89 929,83 965,77 1002,71 1039,65 1077,60 1116,55 1155,50 1194,46 1234,42 1274,38 1314,34 1355,32 1396,29 1438,26 1479,24 1522,23 1565,21 1607,20 1650,20 1693,20 1694,19 1695,19 1697,19 1698,19 1698,18 1699,18 1700,17 1701,16 1702,15 1703,13 1703,11 1704,9 1703,7 1703,6 1702,4 1701,2 1700,2 1699,1 1698,1 1698,0 1697,0 1695,0 1694,0">
            <text:p/>
          </draw:polygon>
          <draw:polygon draw:style-name="gr2" draw:layer="layout" svg:width="1.693cm" svg:height="0.587cm" svg:x="1.693cm" svg:y="0.825cm" svg:viewBox="0 0 1694 588" draw:points="1694,588 1694,579 1693,572 1693,564 1691,556 1690,548 1689,541 1687,533 1684,525 1682,518 1680,510 1677,503 1673,496 1670,488 1666,480 1662,473 1658,466 1653,458 1649,451 1643,444 1639,437 1633,429 1627,422 1621,415 1616,408 1609,402 1602,395 1595,388 1588,381 1581,374 1573,368 1565,362 1558,354 1549,348 1541,342 1532,335 1523,329 1514,322 1504,315 1495,310 1485,303 1475,297 1465,291 1455,284 1444,279 1434,273 1423,266 1411,261 1400,255 1388,250 1377,243 1365,238 1353,233 1341,227 1327,220 1315,215 1302,210 1289,205 1276,200 1263,195 1249,189 1236,184 1221,179 1207,174 1193,169 1179,164 1164,159 1149,155 1135,150 1104,141 1073,132 1041,123 1009,114 977,106 943,98 909,90 874,83 840,76 804,69 768,62 730,56 693,50 656,45 618,39 579,34 540,30 501,25 461,21 421,17 381,14 340,11 298,8 256,6 214,4 171,2 130,1 86,0 43,0 0,0 0,20 43,20 86,20 128,21 171,23 214,24 256,26 297,29 338,32 379,34 419,38 460,42 499,46 537,50 576,55 615,60 653,65 691,71 727,77 764,83 800,89 835,96 870,103 904,111 939,118 972,126 1004,134 1036,143 1068,151 1099,160 1128,169 1144,174 1158,179 1172,184 1186,189 1200,193 1214,199 1229,203 1242,209 1255,214 1269,218 1281,224 1294,230 1307,234 1319,240 1332,245 1344,251 1356,256 1368,261 1380,268 1391,274 1402,280 1413,285 1424,291 1435,297 1444,303 1455,309 1465,314 1474,321 1484,327 1493,333 1502,339 1511,345 1520,351 1528,358 1537,364 1544,370 1552,377 1560,383 1567,390 1574,396 1581,403 1587,410 1594,415 1600,422 1606,429 1611,436 1617,443 1622,450 1627,456 1632,463 1636,469 1641,476 1643,483 1648,490 1651,497 1655,504 1657,510 1660,517 1663,524 1665,531 1667,538 1668,546 1670,553 1671,559 1672,567 1673,573 1673,581 1673,588">
            <text:p/>
          </draw:polygon>
          <draw:polygon draw:style-name="gr1" draw:layer="layout" svg:width="3.371cm" svg:height="0.824cm" svg:x="0.005cm" svg:y="0.603cm" svg:viewBox="0 0 3372 825" draw:points="0,0 0,825 3371,825 3372,0">
            <text:p/>
          </draw:polygon>
          <draw:polygon draw:style-name="gr3" draw:layer="layout" svg:width="3.365cm" svg:height="1.154cm" svg:x="0.011cm" svg:y="0.01cm" svg:viewBox="0 0 3366 1155" draw:points="3366,577 3364,607 3356,636 3346,665 3331,693 3312,721 3290,749 3263,775 3233,802 3200,827 3162,853 3121,876 3078,900 3031,922 2981,944 2928,966 2872,985 2814,1004 2753,1023 2689,1040 2624,1056 2555,1071 2484,1085 2412,1098 2337,1109 2261,1120 2183,1129 2103,1137 2022,1143 1938,1148 1854,1152 1768,1153 1682,1155 1596,1153 1510,1152 1427,1148 1343,1143 1262,1137 1182,1129 1104,1120 1027,1109 952,1098 881,1085 810,1071 741,1056 675,1040 612,1023 551,1004 492,985 437,966 383,944 333,922 287,900 244,876 203,853 165,827 132,802 102,775 75,749 52,721 33,693 19,665 8,636 1,607 0,577 1,548 8,517 19,489 33,461 52,433 75,406 102,379 132,352 165,327 203,302 244,278 287,254 333,231 383,210 437,189 492,169 551,149 612,131 675,114 741,98 810,83 881,70 952,57 1027,45 1104,35 1182,26 1262,18 1343,11 1427,6 1510,3 1596,0 1682,0 1768,0 1854,3 1938,6 2022,11 2103,18 2183,26 2261,35 2337,45 2412,57 2484,70 2555,83 2624,98 2689,114 2753,131 2814,149 2872,169 2928,189 2981,210 3031,231 3078,254 3121,278 3162,302 3200,327 3233,352 3263,379 3290,406 3312,433 3331,461 3346,489 3356,517 3364,548">
            <text:p/>
          </draw:polygon>
          <draw:polygon draw:style-name="gr2" draw:layer="layout" svg:width="1.703cm" svg:height="0.587cm" svg:x="1.683cm" svg:y="0.588cm" svg:viewBox="0 0 1704 588" draw:points="10,588 53,588 97,587 140,586 182,585 224,583 267,581 308,579 350,576 391,572 432,570 471,566 512,562 550,557 589,552 628,548 666,542 704,536 741,531 778,524 814,518 850,511 884,504 919,497 953,489 987,481 1020,472 1052,464 1083,455 1099,451 1114,446 1130,441 1145,437 1159,432 1174,427 1189,423 1203,417 1217,413 1231,408 1246,403 1259,398 1273,392 1286,387 1299,382 1312,376 1325,372 1338,366 1351,360 1363,354 1375,349 1387,343 1398,337 1410,332 1421,326 1433,320 1444,314 1454,308 1465,302 1475,296 1485,290 1495,284 1505,277 1514,271 1524,264 1533,258 1542,252 1551,245 1559,238 1568,232 1575,226 1583,219 1591,213 1598,205 1605,199 1612,192 1619,185 1626,178 1631,172 1637,164 1643,158 1649,150 1653,142 1659,136 1663,129 1668,121 1672,114 1676,106 1680,99 1683,91 1687,84 1690,77 1692,69 1694,62 1697,54 1699,46 1700,39 1701,31 1703,23 1703,15 1704,8 1704,0 1683,0 1683,6 1683,14 1682,20 1681,28 1680,35 1678,41 1677,48 1675,56 1673,63 1670,69 1667,77 1665,83 1661,90 1658,97 1653,104 1651,110 1646,118 1642,124 1637,131 1632,137 1627,144 1621,151 1616,158 1610,164 1604,171 1597,177 1591,183 1584,191 1577,197 1570,204 1562,210 1554,215 1547,222 1538,229 1530,236 1521,242 1512,248 1503,254 1494,260 1484,266 1475,272 1465,278 1454,284 1445,290 1434,296 1423,302 1412,307 1401,313 1390,319 1378,325 1366,330 1354,336 1342,341 1329,346 1317,351 1304,357 1292,362 1279,368 1265,373 1252,378 1239,383 1224,388 1210,394 1196,398 1182,403 1168,408 1154,413 1139,417 1123,422 1109,427 1093,431 1078,436 1046,444 1014,453 982,461 949,468 914,476 880,484 846,491 810,498 774,504 738,510 701,516 663,522 626,527 587,532 548,537 510,541 470,545 430,549 389,552 348,555 307,558 266,560 224,563 181,564 139,566 96,567 53,567 10,567 9,567 7,567 6,567 5,568 4,569 3,569 3,570 2,571 1,571 0,574 0,576 0,577 0,579 0,581 1,583 2,585 3,585 3,586 4,586 5,587 6,588 7,588 9,588">
            <text:p/>
          </draw:polygon>
          <draw:polygon draw:style-name="gr2" draw:layer="layout" svg:width="1.693cm" svg:height="0.597cm" svg:x="0cm" svg:y="0.577cm" svg:viewBox="0 0 1694 598" draw:points="0,10 0,18 0,25 1,33 2,41 3,49 4,57 6,64 9,72 11,79 13,87 17,94 20,101 24,109 27,116 31,124 35,131 40,139 44,146 50,153 54,160 60,168 66,174 72,182 77,188 85,195 91,202 98,209 105,215 112,223 121,229 128,236 136,242 144,249 153,255 161,262 170,268 180,274 189,281 198,287 208,294 218,300 228,307 238,312 249,318 259,324 271,330 282,336 293,342 304,348 316,353 328,359 340,364 352,370 365,376 377,382 390,386 403,392 416,397 430,403 444,408 457,413 471,418 485,423 500,427 514,433 529,437 544,442 558,447 574,451 589,456 604,461 620,465 652,474 684,482 716,491 750,499 784,507 819,514 854,521 890,528 926,534 962,541 999,546 1037,552 1075,558 1114,562 1152,567 1192,572 1231,576 1272,580 1313,582 1354,586 1395,589 1437,591 1479,593 1522,595 1564,596 1606,597 1650,598 1694,598 1694,577 1650,577 1607,577 1565,576 1522,574 1480,573 1438,570 1396,568 1355,565 1314,562 1274,559 1234,555 1194,551 1155,547 1116,543 1078,537 1039,532 1002,526 966,520 929,514 894,508 858,501 823,494 788,486 755,478 721,471 689,463 657,454 626,446 611,441 595,437 580,432 565,427 549,423 535,418 521,413 506,408 492,404 478,398 464,394 451,389 437,383 424,378 411,373 398,367 385,362 373,357 361,351 349,346 336,341 325,335 313,329 303,323 290,318 280,312 270,307 259,300 249,294 238,288 228,282 219,277 209,270 199,264 191,258 183,252 173,246 165,239 157,232 149,226 141,220 133,214 126,208 119,201 112,194 106,187 99,181 93,174 87,168 82,161 76,155 71,147 66,141 61,134 57,128 53,121 49,114 45,107 42,100 39,93 36,87 33,80 31,73 28,66 26,59 25,51 24,45 22,38 21,31 21,24 21,17 20,10 20,9 20,7 20,6 20,6 18,4 18,3 17,2 17,2 16,1 13,0 12,0 10,0 8,0 6,0 4,1 2,2 2,2 2,3 1,4 0,6 0,6 0,7 0,9">
            <text:p/>
          </draw:polygon>
          <draw:polygon draw:style-name="gr2" draw:layer="layout" svg:width="1.703cm" svg:height="0.588cm" svg:x="0cm" svg:y="0cm" svg:viewBox="0 0 1704 589" draw:points="1693,0 1650,0 1606,0 1564,1 1521,2 1479,4 1437,6 1395,9 1354,11 1312,14 1271,17 1231,21 1192,26 1152,30 1113,35 1075,40 1036,45 999,50 962,57 926,62 889,69 854,76 818,83 784,91 750,98 716,107 684,115 652,123 620,132 589,141 558,150 544,155 529,160 514,165 500,170 485,175 471,179 457,184 444,189 430,195 416,200 403,205 390,211 377,217 365,221 352,228 340,233 328,238 316,244 304,250 293,256 282,261 271,267 259,273 249,279 238,286 228,292 218,297 208,304 198,310 189,316 180,323 170,329 161,336 153,342 144,348 136,355 128,362 121,369 112,376 105,382 98,388 91,396 85,402 77,409 72,417 66,423 60,431 54,437 50,445 44,452 40,459 35,466 31,473 27,481 24,489 20,496 17,504 13,512 11,518 9,526 6,534 4,542 3,549 2,557 1,565 0,573 0,581 0,589 20,589 21,581 21,574 21,567 22,560 24,553 25,546 26,539 28,533 31,526 33,518 36,512 39,504 42,497 45,491 49,484 53,477 57,471 61,463 66,457 71,450 76,443 82,437 87,430 93,423 99,417 106,410 112,404 119,397 126,391 133,384 141,378 149,371 157,365 165,358 173,353 182,346 191,340 199,333 209,328 219,321 228,315 238,309 249,303 259,297 269,292 280,286 290,279 303,274 313,269 325,263 336,256 349,252 361,246 373,240 385,235 398,230 411,225 424,219 437,214 451,209 464,204 478,198 492,194 506,189 521,184 535,179 549,175 565,170 594,161 626,152 657,143 689,135 721,127 754,119 788,111 823,103 858,97 894,90 929,83 965,76 1002,71 1039,65 1077,60 1116,55 1155,50 1194,46 1234,42 1274,38 1314,35 1355,32 1396,29 1438,26 1479,25 1522,23 1565,21 1607,21 1650,20 1693,20 1694,20 1695,20 1697,20 1698,20 1698,18 1699,18 1700,17 1701,17 1702,16 1703,13 1703,12 1704,10 1703,8 1703,6 1702,4 1701,2 1700,2 1699,1 1698,1 1698,0 1697,0 1695,0 1694,0">
            <text:p/>
          </draw:polygon>
          <draw:polygon draw:style-name="gr2" draw:layer="layout" svg:width="1.693cm" svg:height="0.588cm" svg:x="1.693cm" svg:y="0cm" svg:viewBox="0 0 1694 589" draw:points="1694,589 1694,581 1693,573 1693,565 1691,557 1690,549 1689,542 1687,534 1684,526 1682,518 1680,512 1677,504 1673,496 1670,489 1666,481 1662,473 1658,466 1653,459 1649,452 1643,445 1639,437 1633,431 1627,423 1621,417 1616,409 1609,402 1602,396 1595,388 1588,382 1581,376 1573,369 1565,362 1558,355 1549,348 1541,342 1532,336 1523,329 1514,323 1504,316 1495,310 1485,304 1475,297 1465,292 1455,286 1444,279 1434,273 1423,267 1411,261 1400,256 1388,250 1377,244 1365,238 1353,233 1341,228 1327,221 1315,217 1302,211 1289,205 1276,200 1263,195 1249,189 1236,184 1221,179 1207,175 1193,170 1179,165 1164,160 1149,155 1135,150 1104,141 1073,132 1041,123 1009,115 977,107 943,98 909,91 874,83 840,76 804,69 768,62 730,57 693,50 656,45 618,40 579,35 540,30 501,26 461,21 421,17 381,14 340,11 298,9 256,6 214,4 171,2 130,1 86,0 43,0 0,0 0,20 43,20 86,21 128,21 171,23 214,25 256,26 297,29 338,32 379,35 419,38 460,42 499,46 537,50 576,55 615,60 653,65 691,71 727,76 764,83 800,90 835,97 870,103 904,111 939,119 972,127 1004,135 1036,143 1068,152 1099,161 1128,170 1144,175 1158,179 1172,184 1186,189 1200,194 1214,198 1229,204 1242,209 1255,214 1269,219 1281,225 1294,230 1307,235 1319,240 1332,246 1344,252 1356,256 1368,263 1380,269 1391,274 1402,279 1413,286 1424,292 1435,297 1444,303 1455,309 1465,315 1474,321 1484,328 1493,333 1502,340 1511,346 1520,353 1528,358 1537,365 1544,371 1552,378 1560,384 1567,391 1574,397 1581,404 1587,410 1594,417 1600,423 1606,430 1611,437 1617,443 1622,450 1627,457 1632,463 1636,471 1641,477 1643,484 1648,491 1651,497 1655,504 1657,512 1660,518 1663,526 1665,533 1667,539 1668,546 1670,553 1671,560 1672,567 1673,574 1673,581 1673,589">
            <text:p/>
          </draw:polygon>
          <draw:polygon draw:style-name="gr4" draw:layer="layout" svg:width="1.108cm" svg:height="0.375cm" svg:x="1.736cm" svg:y="0.167cm" svg:viewBox="0 0 1109 376" draw:points="0,293 248,376 835,141 1109,208 964,0 258,0 553,72">
            <text:p/>
          </draw:polygon>
          <draw:polygon draw:style-name="gr4" draw:layer="layout" svg:width="1.107cm" svg:height="0.374cm" svg:x="0.527cm" svg:y="0.616cm" svg:viewBox="0 0 1108 375" draw:points="1108,82 859,0 273,234 0,167 143,375 850,375 555,303">
            <text:p/>
          </draw:polygon>
          <draw:polygon draw:style-name="gr4" draw:layer="layout" svg:width="1.108cm" svg:height="0.374cm" svg:x="0.586cm" svg:y="0.157cm" svg:viewBox="0 0 1109 375" draw:points="0,82 248,0 835,233 1109,166 964,375 258,375 553,303">
            <text:p/>
          </draw:polygon>
          <draw:polygon draw:style-name="gr4" draw:layer="layout" svg:width="1.108cm" svg:height="0.374cm" svg:x="1.7cm" svg:y="0.642cm" svg:viewBox="0 0 1109 375" draw:points="1109,292 860,375 274,141 0,208 144,0 851,0 555,71">
            <text:p/>
          </draw:polygon>
          <draw:polygon draw:style-name="gr5" draw:layer="layout" svg:width="1.107cm" svg:height="0.375cm" svg:x="1.757cm" svg:y="0.188cm" svg:viewBox="0 0 1108 376" draw:points="0,292 248,376 834,141 1108,208 964,0 257,0 552,72">
            <text:p/>
          </draw:polygon>
          <draw:polygon draw:style-name="gr5" draw:layer="layout" svg:width="1.108cm" svg:height="0.375cm" svg:x="0.547cm" svg:y="0.636cm" svg:viewBox="0 0 1109 376" draw:points="1109,82 860,0 274,234 0,167 144,376 851,376 555,303">
            <text:p/>
          </draw:polygon>
          <draw:polygon draw:style-name="gr5" draw:layer="layout" svg:width="1.107cm" svg:height="0.374cm" svg:x="0.607cm" svg:y="0.178cm" svg:viewBox="0 0 1108 375" draw:points="0,82 248,0 834,234 1108,167 963,375 258,375 552,302">
            <text:p/>
          </draw:polygon>
          <draw:polygon draw:style-name="gr5" draw:layer="layout" svg:width="1.107cm" svg:height="0.374cm" svg:x="1.721cm" svg:y="0.662cm" svg:viewBox="0 0 1108 375" draw:points="1108,292 860,375 273,141 0,208 144,0 850,0 555,71">
            <text:p/>
          </draw:polygon>
          <draw:polygon draw:style-name="gr2" draw:layer="layout" svg:width="0.021cm" svg:height="0.01cm" svg:x="0cm" svg:y="0.588cm" svg:viewBox="0 0 22 11" draw:points="22,11 22,0 0,0 0,11">
            <text:p/>
          </draw:polygon>
          <draw:polygon draw:style-name="gr2" draw:layer="layout" svg:width="0.021cm" svg:height="0.83cm" svg:x="0cm" svg:y="0.598cm" svg:viewBox="0 0 22 831" draw:points="22,831 22,0 0,0 0,831">
            <text:p/>
          </draw:polygon>
          <draw:polygon draw:style-name="gr2" draw:layer="layout" svg:width="0.021cm" svg:height="0.01cm" svg:x="0cm" svg:y="1.428cm" svg:viewBox="0 0 22 11" draw:points="0,0 0,11 22,11 22,0">
            <text:p/>
          </draw:polygon>
          <draw:polygon draw:style-name="gr2" draw:layer="layout" svg:width="0.02cm" svg:height="0.01cm" svg:x="3.366cm" svg:y="0.588cm" svg:viewBox="0 0 21 11" draw:points="21,11 21,0 0,0 0,11">
            <text:p/>
          </draw:polygon>
          <draw:polygon draw:style-name="gr2" draw:layer="layout" svg:width="0.02cm" svg:height="0.83cm" svg:x="3.366cm" svg:y="0.598cm" svg:viewBox="0 0 21 831" draw:points="21,831 21,0 0,0 0,831">
            <text:p/>
          </draw:polygon>
          <draw:polygon draw:style-name="gr2" draw:layer="layout" svg:width="0.02cm" svg:height="0.01cm" svg:x="3.366cm" svg:y="1.428cm" svg:viewBox="0 0 21 11" draw:points="0,0 0,11 21,11 21,0">
            <text:p/>
          </draw:polygon>
          <draw:polygon draw:style-name="gr4" draw:layer="layout" svg:width="0.1cm" svg:height="0.479cm" svg:x="1.181cm" svg:y="1.376cm" svg:viewBox="0 0 101 480" draw:points="101,480 0,480 0,0 101,0">
            <text:p/>
          </draw:polygon>
          <draw:polygon draw:style-name="gr4" draw:layer="layout" svg:width="0.453cm" svg:height="0.479cm" svg:x="1.336cm" svg:y="1.376cm" svg:viewBox="0 0 454 480" draw:points="226,108 227,108 287,298 164,298 226,108 138,381 315,381 345,480 454,480 285,0 170,0 0,480 105,480 138,381">
            <text:p/>
          </draw:polygon>
          <draw:polygon draw:style-name="gr4" draw:layer="layout" svg:width="0.404cm" svg:height="0.479cm" svg:x="1.853cm" svg:y="1.376cm" svg:viewBox="0 0 405 480" draw:points="97,83 193,83 202,83 211,84 214,84 219,85 224,86 229,87 233,89 237,90 242,92 247,94 251,97 255,100 260,103 264,107 268,111 272,115 276,120 279,125 283,131 286,138 289,144 292,152 294,160 297,169 299,179 301,189 301,200 303,211 303,223 303,236 303,243 303,251 303,258 301,265 301,273 301,280 299,288 298,295 296,302 294,308 292,315 290,322 287,328 285,334 283,340 279,346 276,351 272,356 269,362 265,367 260,372 256,376 251,379 246,383 241,386 235,389 229,391 223,393 216,395 209,396 202,397 195,397 97,397 97,83 0,480 207,480 221,479 235,478 248,476 261,473 272,469 283,465 294,460 303,455 314,449 323,442 331,435 339,428 346,419 353,410 359,402 365,393 370,383 375,374 379,364 384,353 387,343 391,333 393,322 396,311 398,300 400,289 402,279 403,269 403,259 404,248 405,238 405,229 405,220 404,211 404,202 403,193 402,183 400,174 399,165 397,155 395,145 392,135 388,126 386,116 381,107 377,98 373,89 368,80 362,72 356,64 350,56 343,48 335,42 327,35 319,29 309,23 299,18 289,13 277,9 265,6 252,4 239,2 225,1 211,0 0,0 0,480">
            <text:p/>
          </draw:polygon>
          <draw:polygon draw:style-name="gr5" draw:layer="layout" svg:width="0.1cm" svg:height="0.48cm" svg:x="1.163cm" svg:y="1.355cm" svg:viewBox="0 0 101 481" draw:points="101,481 0,481 0,0 101,0">
            <text:p/>
          </draw:polygon>
          <draw:polygon draw:style-name="gr5" draw:layer="layout" svg:width="0.454cm" svg:height="0.48cm" svg:x="1.318cm" svg:y="1.355cm" svg:viewBox="0 0 455 481" draw:points="227,108 228,108 286,299 165,299 227,108 139,381 315,381 346,481 455,481 285,0 171,0 0,481 105,481 139,381">
            <text:p/>
          </draw:polygon>
          <draw:polygon draw:style-name="gr5" draw:layer="layout" svg:width="0.405cm" svg:height="0.48cm" svg:x="1.836cm" svg:y="1.355cm" svg:viewBox="0 0 406 481" draw:points="98,83 194,83 202,83 211,84 215,84 219,85 224,86 229,87 233,89 238,90 243,92 247,94 251,97 256,100 260,104 265,107 269,111 273,115 277,120 280,125 284,131 287,138 290,145 292,152 295,161 297,170 299,179 301,189 302,200 303,211 304,224 304,236 304,244 303,251 303,259 302,265 302,273 301,280 299,288 298,295 297,302 295,309 293,316 290,322 288,328 286,335 283,341 280,347 277,351 273,357 269,363 265,367 261,372 256,376 251,380 246,384 241,387 235,390 229,392 223,394 216,395 209,397 203,397 195,397 98,397 98,83 0,481 207,481 222,480 235,479 248,476 261,474 273,471 284,466 295,461 305,456 314,449 323,443 332,436 339,428 347,420 353,411 360,402 366,394 371,384 376,374 380,364 384,354 388,343 391,333 393,322 396,312 399,301 400,291 402,279 403,269 404,259 405,249 405,238 406,229 405,220 405,211 404,203 403,193 403,183 401,174 399,165 397,155 395,145 392,136 389,126 386,116 382,107 378,98 374,89 369,80 363,72 357,64 350,56 343,49 336,42 327,35 319,29 309,24 299,18 289,13 278,9 266,6 253,4 240,2 226,1 211,0 0,0 0,481">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IAD router</dc:title>
    <meta:creation-date>2011-02-07T16:38:44</meta:creation-date>
    <meta:editing-duration>P0D</meta:editing-duration>
    <meta:editing-cycles>1</meta:editing-cycles>
    <meta:document-statistic meta:object-count="32"/>
    <meta:generator>OpenOffice.org/3.3$Linux OpenOffice.org_project/330m20$Build-9567</meta:generator>
  </office:meta>
</office:document-meta>
</file>